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able_20_Contents" style:list-style-name="L1">
      <style:paragraph-properties fo:text-align="start" style:justify-single-word="false">
        <style:tab-stops/>
      </style:paragraph-properties>
      <style:text-properties officeooo:rsid="000c4d51" officeooo:paragraph-rsid="000dfb37"/>
    </style:style>
    <style:style style:name="P5" style:family="paragraph" style:parent-style-name="Table_20_Contents" style:list-style-name="L1">
      <style:paragraph-properties fo:text-align="start" style:justify-single-word="false">
        <style:tab-stops/>
      </style:paragraph-properties>
      <style:text-properties officeooo:rsid="000c4d51" officeooo:paragraph-rsid="000eb0a5"/>
    </style:style>
    <style:style style:name="P6" style:family="paragraph" style:parent-style-name="Table_20_Contents" style:list-style-name="L1">
      <style:paragraph-properties fo:text-align="start" style:justify-single-word="false">
        <style:tab-stops/>
      </style:paragraph-properties>
      <style:text-properties officeooo:rsid="000c4d51" officeooo:paragraph-rsid="000fa72f"/>
    </style:style>
    <style:style style:name="P7" style:family="paragraph" style:parent-style-name="Text_20_body">
      <style:text-properties officeooo:rsid="0020c7a7" officeooo:paragraph-rsid="000dfb37"/>
    </style:style>
    <style:style style:name="T1" style:family="text">
      <style:text-properties officeooo:rsid="000dfb37"/>
    </style:style>
    <style:style style:name="T2" style:family="text">
      <style:text-properties officeooo:rsid="000eb0a5"/>
    </style:style>
    <style:style style:name="T3" style:family="text">
      <style:text-properties officeooo:rsid="000fa72f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7"><text:span text:style-name="T1">Modifica Menù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7"><text:span text:style-name="T1">Isidoro Impiegato asilo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0464334" text:style-name="L1">
              <text:list-item>
                <text:p text:style-name="P4">Isidoro, responsabile della mensa dell'asilo Mazzetti riceve una <text:span text:style-name="T1">notifica</text:span> da parte di un padre <text:span text:style-name="T1">con allegato un certificato che impone una modifica al menù del bambino;</text:span></text:p>
              </text:list-item>
              <text:list-item>
                <text:p text:style-name="P4"><text:span text:style-name="T1">Isidoro accede al PC, connettendosi alla rete;</text:span></text:p>
              </text:list-item>
              <text:list-item>
                <text:p text:style-name="P4"><text:span text:style-name="T1">Accede al sito dell'asilo Maz</text:span><text:span text:style-name="T2">z</text:span><text:span text:style-name="T1">etti;</text:span></text:p>
                <text:list>
                  <text:list-item>
                    <text:p text:style-name="P4"><text:span text:style-name="T2">Il sistema mostra una notifica</text:span><text:span text:style-name="T1">;</text:span></text:p>
                  </text:list-item>
                </text:list>
              </text:list-item>
              <text:list-item>
                <text:p text:style-name="P5"><text:span text:style-name="T2">Isidoro apre la notifica;</text:span></text:p>
              </text:list-item>
              <text:list-item>
                <text:p text:style-name="P5"><text:span text:style-name="T2">la notifica specifica l'Identificativo di un padre e l'identificativo del bambino, in cui c'è la richiesta di cambiare il menu della mensa per il bambino, c'è allegata alla notifica un certificato firmato da un pediatra;</text:span></text:p>
              </text:list-item>
              <text:list-item>
                <text:p text:style-name="P5"><text:span text:style-name="T2">Isidoro verifica l'ID del bambino;</text:span></text:p>
              </text:list-item>
              <text:list-item>
                <text:p text:style-name="P5"><text:span text:style-name="T2">Isidoro modifica il </text:span><text:span text:style-name="T3">piano-</text:span><text:span text:style-name="T2">menù del bambino;</text:span></text:p>
              </text:list-item>
              <text:list-item>
                <text:p text:style-name="P6"><text:span text:style-name="T3">Isidoro si disconnette;</text:span></text:p>
                <text:list>
                  <text:list-header>
                    <text:p text:style-name="P4"><text:span text:style-name="T1"/></text:p>
                  </text:list-header>
                </text:list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3:30.16</meta:creation-date>
    <meta:editing-duration>PT4M16S</meta:editing-duration>
    <meta:editing-cycles>2</meta:editing-cycles>
    <meta:generator>LibreOffice/3.6$Windows_x86 LibreOffice_project/da8c1e6-fd468f4-454e206-f42a4a9-143cfd</meta:generator>
    <dc:date>2012-10-18T11:13:06.45</dc:date>
    <meta:document-statistic meta:table-count="1" meta:image-count="0" meta:object-count="0" meta:page-count="1" meta:paragraph-count="14" meta:word-count="119" meta:character-count="745" meta:non-whitespace-character-count="648"/>
  </office:meta>
</office:document-meta>
</file>